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NAME : MAANVI SHADAKSHARI</text:span></text:p>
      <text:p text:style-name="P1"><text:span text:style-name="T1">ROLL NO : 1023247</text:span></text:p>
      <text:p text:style-name="P1"><text:span text:style-name="T1">COMP B / B2</text:span></text:p>
      <text:p text:style-name="P2"><text:span text:style-name="T1">PRACTICAL NO 0. 3</text:span></text:p>
      <text:p text:style-name="P2"><draw:frame text:anchor-type="as-char" svg:width="160.87mm" svg:height="82.29mm" style:rel-width="scale" style:rel-height="scale"><draw:object-ole xlink:href="OleObj1"/><draw:image xlink:href="ObjectReplacements/OleObj1"/></draw:frame><text:span text:style-name="T2"/></text:p>
      <text:p text:style-name="P2"><text:span text:style-name="T2"/></text:p>
      <text:p text:style-name="P3"><text:span text:style-name="T2"/></text:p>
      <text:p text:style-name="P3"><text:span text:style-name="T3"># This script is created by NSG2 beta1</text:span></text:p>
      <text:p text:style-name="P3"><text:span text:style-name="T3"># &lt;</text:span><text:a xlink:href="http://wushoupong.googlepages.com/nsg"><text:span text:style-name="T4">http://wushoupong.googlepages.com/nsg</text:span></text:a><text:span text:style-name="T5">&gt;</text:span></text:p>
      <text:p text:style-name="P3"><text:span text:style-name="T6"/></text:p>
      <text:p text:style-name="P3"><text:span text:style-name="T7">#===================================</text:span></text:p>
      <text:p text:style-name="P3"><text:span text:style-name="T7">#<text:s text:c="5"/>Simulation parameters setup</text:span></text:p>
      <text:p text:style-name="P3"><text:span text:style-name="T7">#===================================</text:span></text:p>
      <text:p text:style-name="P3"><text:span text:style-name="T7">set val(stop)<text:s text:c="3"/>10.0<text:s text:c="25"/>;# time of simulation end</text:span></text:p>
      <text:p text:style-name="P3"><text:span text:style-name="T8"/></text:p>
      <text:p text:style-name="P3"><text:span text:style-name="T9">#===================================</text:span></text:p>
      <text:p text:style-name="P3"><text:span text:style-name="T9">#<text:s text:c="8"/>Initialization<text:s text:c="8"/></text:span></text:p>
      <text:p text:style-name="P3"><text:span text:style-name="T9">#===================================</text:span></text:p>
      <text:p text:style-name="P3"><text:span text:style-name="T10"/></text:p>
      <text:p text:style-name="P3"><text:span text:style-name="T11">#Create a ns simulator</text:span></text:p>
      <text:p text:style-name="P3"><text:span text:style-name="T11">set ns [new Simulator]</text:span></text:p>
      <text:p text:style-name="P3"><text:span text:style-name="T12"/></text:p>
      <text:p text:style-name="P3"><text:span text:style-name="T13">#Open the NS trace file</text:span></text:p>
      <text:p text:style-name="P3"><text:span text:style-name="T13">set tracefile [open out.tr w]</text:span></text:p>
      <text:p text:style-name="P3"><text:span text:style-name="T13">$ns trace-all $tracefile</text:span></text:p>
      <text:p text:style-name="P3"><text:span text:style-name="T14"/></text:p>
      <text:p text:style-name="P3"><text:span text:style-name="T15">#Open the NAM trace file</text:span></text:p>
      <text:p text:style-name="P3"><text:span text:style-name="T15">set namfile [open out.nam w]</text:span></text:p>
      <text:p text:style-name="P3"><text:span text:style-name="T15">$ns namtrace-all $namfile</text:span></text:p>
      <text:p text:style-name="P3"><text:span text:style-name="T16"/></text:p>
      <text:p text:style-name="P3"><text:span text:style-name="T17">#===================================</text:span></text:p>
      <text:p text:style-name="P3"><text:span text:style-name="T17">#<text:s text:c="8"/>Nodes Definition<text:s text:c="8"/></text:span></text:p>
      <text:p text:style-name="P3"><text:span text:style-name="T17">#===================================</text:span></text:p>
      <text:p text:style-name="P3"><text:span text:style-name="T18"/></text:p>
      <text:p text:style-name="P3"><text:span text:style-name="T19">#Create 17 nodes</text:span></text:p>
      <text:p text:style-name="P3"><text:span text:style-name="T19">set n4 [$ns node]</text:span></text:p>
      <text:p text:style-name="P3"><text:span text:style-name="T19">set n5 [$ns node]</text:span></text:p>
      <text:p text:style-name="P3"><text:span text:style-name="T19">set n8 [$ns node]</text:span></text:p>
      <text:p text:style-name="P3"><text:span text:style-name="T19">set n9 [$ns node]</text:span></text:p>
      <text:p text:style-name="P3"><text:span text:style-name="T19">set n10 [$ns node]</text:span></text:p>
      <text:p text:style-name="P3"><text:span text:style-name="T19">set n11 [$ns node]</text:span></text:p>
      <text:p text:style-name="P3"><text:span text:style-name="T19">set n12 [$ns node]</text:span></text:p>
      <text:p text:style-name="P3"><text:span text:style-name="T19">set n13 [$ns node]</text:span></text:p>
      <text:p text:style-name="P3"><text:span text:style-name="T19">set n19 [$ns node]</text:span></text:p>
      <text:p text:style-name="P3"><text:span text:style-name="T19">set n20 [$ns node]</text:span></text:p>
      <text:p text:style-name="P3"><text:span text:style-name="T19">set n21 [$ns node]</text:span></text:p>
      <text:p text:style-name="P3"><text:span text:style-name="T19">set n22 [$ns node]</text:span></text:p>
      <text:p text:style-name="P3"><text:span text:style-name="T19">set n23 [$ns node]</text:span></text:p>
      <text:p text:style-name="P3"><text:span text:style-name="T19">set n24 [$ns node]</text:span></text:p>
      <text:p text:style-name="P3"><text:span text:style-name="T19">set n25 [$ns node]</text:span></text:p>
      <text:p text:style-name="P3"><text:span text:style-name="T19">set n26 [$ns node]</text:span></text:p>
      <text:p text:style-name="P3"><text:span text:style-name="T19">set n27 [$ns node]</text:span></text:p>
      <text:p text:style-name="P3"><text:span text:style-name="T20"/></text:p>
      <text:p text:style-name="P3"><text:span text:style-name="T21">#===================================</text:span></text:p>
      <text:p text:style-name="P3"><text:span text:style-name="T21">#<text:s text:c="8"/>Links Definition<text:s text:c="8"/></text:span></text:p>
      <text:p text:style-name="P3"><text:span text:style-name="T21">#===================================</text:span></text:p>
      <text:p text:style-name="P3"><text:span text:style-name="T22"/></text:p>
      <text:p text:style-name="P3"><text:span text:style-name="T23">#Createlinks between nodes</text:span></text:p>
      <text:p text:style-name="P3"><text:span text:style-name="T23">$ns duplex-link $n4 $n5 100.0Mb 10ms DropTail</text:span></text:p>
      <text:p text:style-name="P3"><text:span text:style-name="T23">$ns queue-limit $n4 $n5 50</text:span></text:p>
      <text:p text:style-name="P3"><text:span text:style-name="T23">$ns duplex-link $n5 $n12 100.0Mb 10ms DropTail</text:span></text:p>
      <text:p text:style-name="P3"><text:span text:style-name="T23">$ns queue-limit $n5 $n12 50</text:span></text:p>
      <text:p text:style-name="P3"><text:span text:style-name="T23">$ns duplex-link $n12 $n13 100.0Mb 10ms DropTail</text:span></text:p>
      <text:p text:style-name="P3"><text:span text:style-name="T23">$ns queue-limit $n12 $n13 50</text:span></text:p>
      <text:p text:style-name="P3"><text:span text:style-name="T23">$ns duplex-link $n13 $n8 100.0Mb 10ms DropTail</text:span></text:p>
      <text:p text:style-name="P3"><text:span text:style-name="T23">$ns queue-limit $n13 $n8 50</text:span></text:p>
      <text:p text:style-name="P3"><text:span text:style-name="T23">$ns duplex-link $n8 $n9 100.0Mb 10ms DropTail</text:span></text:p>
      <text:p text:style-name="P3"><text:span text:style-name="T23">$ns queue-limit $n8 $n9 50</text:span></text:p>
      <text:p text:style-name="P3"><text:span text:style-name="T23">$ns duplex-link $n9 $n10 100.0Mb 10ms DropTail</text:span></text:p>
      <text:p text:style-name="P3"><text:span text:style-name="T23">$ns queue-limit $n9 $n10 50</text:span></text:p>
      <text:p text:style-name="P3"><text:span text:style-name="T23">$ns duplex-link $n10 $n11 100.0Mb 10ms DropTail</text:span></text:p>
      <text:p text:style-name="P3"><text:span text:style-name="T23">$ns queue-limit $n10 $n11 50</text:span></text:p>
      <text:p text:style-name="P3"><text:span text:style-name="T23">$ns duplex-link $n11 $n4 100.0Mb 10ms DropTail</text:span></text:p>
      <text:p text:style-name="P3"><text:span text:style-name="T23">$ns queue-limit $n11 $n4 50</text:span></text:p>
      <text:p text:style-name="P3"><text:span text:style-name="T23">$ns duplex-link $n20 $n19 100.0Mb 10ms DropTail</text:span></text:p>
      <text:p text:style-name="P3"><text:span text:style-name="T23">$ns queue-limit $n20 $n19 50</text:span></text:p>
      <text:p text:style-name="P3"><text:span text:style-name="T23">$ns duplex-link $n19 $n22 100.0Mb 10ms DropTail</text:span></text:p>
      <text:p text:style-name="P3"><text:span text:style-name="T23">$ns queue-limit $n19 $n22 50</text:span></text:p>
      <text:p text:style-name="P3"><text:span text:style-name="T23">$ns duplex-link $n22 $n21 100.0Mb 10ms DropTail</text:span></text:p>
      <text:p text:style-name="P3"><text:span text:style-name="T23">$ns queue-limit $n22 $n21 50</text:span></text:p>
      <text:p text:style-name="P3"><text:span text:style-name="T23">$ns duplex-link $n21 $n20 100.0Mb 10ms DropTail</text:span></text:p>
      <text:p text:style-name="P3"><text:span text:style-name="T23">$ns queue-limit $n21 $n20 50</text:span></text:p>
      <text:p text:style-name="P3"><text:span text:style-name="T23">$ns duplex-link $n20 $n23 100.0Mb 10ms DropTail</text:span></text:p>
      <text:p text:style-name="P3"><text:span text:style-name="T23">$ns queue-limit $n20 $n23 50</text:span></text:p>
      <text:p text:style-name="P3"><text:span text:style-name="T23">$ns duplex-link $n23 $n22 100.0Mb 10ms DropTail</text:span></text:p>
      <text:p text:style-name="P3"><text:span text:style-name="T23">$ns queue-limit $n23 $n22 50</text:span></text:p>
      <text:p text:style-name="P3"><text:span text:style-name="T23">$ns duplex-link $n19 $n23 100.0Mb 10ms DropTail</text:span></text:p>
      <text:p text:style-name="P3"><text:span text:style-name="T23">$ns queue-limit $n19 $n23 50</text:span></text:p>
      <text:p text:style-name="P3"><text:span text:style-name="T23">$ns duplex-link $n23 $n21 100.0Mb 10ms DropTail</text:span></text:p>
      <text:p text:style-name="P3"><text:span text:style-name="T23">$ns queue-limit $n23 $n21 50</text:span></text:p>
      <text:p text:style-name="P3"><text:span text:style-name="T23">$ns duplex-link $n24 $n25 100.0Mb 10ms DropTail</text:span></text:p>
      <text:p text:style-name="P3"><text:span text:style-name="T23">$ns queue-limit $n24 $n25 50</text:span></text:p>
      <text:p text:style-name="P3"><text:span text:style-name="T23">$ns duplex-link $n25 $n26 100.0Mb 10ms DropTail</text:span></text:p>
      <text:p text:style-name="P3"><text:span text:style-name="T23">$ns queue-limit $n25 $n26 50</text:span></text:p>
      <text:p text:style-name="P3"><text:span text:style-name="T23">$ns duplex-link $n26 $n27 100.0Mb 10ms DropTail</text:span></text:p>
      <text:p text:style-name="P3"><text:span text:style-name="T23">$ns queue-limit $n26 $n27 50</text:span></text:p>
      <text:p text:style-name="P3"><text:span text:style-name="T23">#Give node position (for NAM)</text:span></text:p>
      <text:p text:style-name="P3"><text:span text:style-name="T23">$ns duplex-link-op $n4 $n5 orient right-down</text:span></text:p>
      <text:p text:style-name="P3"><text:span text:style-name="T23">$ns duplex-link-op $n5 $n12 orient right-down</text:span></text:p>
      <text:p text:style-name="P3"><text:span text:style-name="T23">$ns duplex-link-op $n12 $n13 orient left-down</text:span></text:p>
      <text:p text:style-name="P3"><text:span text:style-name="T23">$ns duplex-link-op $n13 $n8 orient left-down</text:span></text:p>
      <text:p text:style-name="P3"><text:span text:style-name="T23">$ns duplex-link-op $n8 $n9 orient left-up</text:span></text:p>
      <text:p text:style-name="P3"><text:span text:style-name="T23">$ns duplex-link-op $n9 $n10 orient left-up</text:span></text:p>
      <text:p text:style-name="P3"><text:span text:style-name="T23">$ns duplex-link-op $n10 $n11 orient right-up</text:span></text:p>
      <text:p text:style-name="P3"><text:span text:style-name="T23">$ns duplex-link-op $n11 $n4 orient right-up</text:span></text:p>
      <text:p text:style-name="P3"><text:span text:style-name="T23">$ns duplex-link-op $n20 $n19 orient left</text:span></text:p>
      <text:p text:style-name="P3"><text:span text:style-name="T23">$ns duplex-link-op $n19 $n22 orient right-down</text:span></text:p>
      <text:p text:style-name="P3"><text:span text:style-name="T23">$ns duplex-link-op $n22 $n21 orient right</text:span></text:p>
      <text:p text:style-name="P3"><text:span text:style-name="T23">$ns duplex-link-op $n21 $n20 orient right-up</text:span></text:p>
      <text:p text:style-name="P3"><text:span text:style-name="T23">$ns duplex-link-op $n20 $n23 orient left-down</text:span></text:p>
      <text:p text:style-name="P3"><text:span text:style-name="T23">$ns duplex-link-op $n23 $n22 orient left-down</text:span></text:p>
      <text:p text:style-name="P3"><text:span text:style-name="T23">$ns duplex-link-op $n19 $n23 orient right-down</text:span></text:p>
      <text:p text:style-name="P3"><text:span text:style-name="T23">$ns duplex-link-op $n23 $n21 orient right-down</text:span></text:p>
      <text:p text:style-name="P3"><text:span text:style-name="T23">$ns duplex-link-op $n24 $n25 orient right</text:span></text:p>
      <text:p text:style-name="P3"><text:span text:style-name="T23">$ns duplex-link-op $n25 $n26 orient right</text:span></text:p>
      <text:p text:style-name="P3"><text:span text:style-name="T23">$ns duplex-link-op $n26 $n27 orient right</text:span></text:p>
      <text:p text:style-name="P3"><text:span text:style-name="T23">#===================================</text:span></text:p>
      <text:p text:style-name="P3"><text:span text:style-name="T23">#<text:s text:c="8"/>Agents Definition<text:s text:c="8"/></text:span></text:p>
      <text:p text:style-name="P3"><text:span text:style-name="T23">#===================================</text:span></text:p>
      <text:p text:style-name="P3"><text:span text:style-name="T23">#===================================</text:span></text:p>
      <text:p text:style-name="P3"><text:span text:style-name="T23">#<text:s text:c="8"/>Applications Definition<text:s text:c="8"/></text:span></text:p>
      <text:p text:style-name="P3"><text:span text:style-name="T23">#===================================</text:span></text:p>
      <text:p text:style-name="P3"><text:span text:style-name="T23">#===================================</text:span></text:p>
      <text:p text:style-name="P3"><text:span text:style-name="T23">#<text:s text:c="8"/>Termination<text:s text:c="8"/></text:span></text:p>
      <text:p text:style-name="P3"><text:span text:style-name="T23">#===================================</text:span></text:p>
      <text:p text:style-name="P3"><text:span text:style-name="T23">#Define a 'finish' procedure</text:span></text:p>
      <text:p text:style-name="P3"><text:span text:style-name="T23">proc finish {} {</text:span></text:p>
      <text:p text:style-name="P3"><text:span text:style-name="T23"><text:s text:c="4"/>global ns tracefile namfile</text:span></text:p>
      <text:p text:style-name="P3"><text:span text:style-name="T23"><text:s text:c="4"/>$ns flush-trace</text:span></text:p>
      <text:p text:style-name="P3"><text:span text:style-name="T23"><text:s text:c="4"/>close $tracefile</text:span></text:p>
      <text:p text:style-name="P3"><text:span text:style-name="T23"><text:s text:c="4"/>close $namfile</text:span></text:p>
      <text:p text:style-name="P3"><text:span text:style-name="T23"><text:s text:c="4"/>exec nam out.nam &amp;</text:span></text:p>
      <text:p text:style-name="P3"><text:span text:style-name="T23"><text:s text:c="4"/>exit 0</text:span></text:p>
      <text:p text:style-name="P3"><text:span text:style-name="T23">}</text:span></text:p>
      <text:p text:style-name="P3"><text:span text:style-name="T23">$ns at $val(stop) "$ns nam-end-wireless $val(stop)"</text:span></text:p>
      <text:p text:style-name="P3"><text:span text:style-name="T23">$ns at $val(stop) "finish"</text:span></text:p>
      <text:p text:style-name="P3"><text:span text:style-name="T23">$ns at $val(stop) "puts \"done\" ; $ns halt"</text:span></text:p>
      <text:p text:style-name="P3"><text:span text:style-name="T23">$ns run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